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svg:font-family="Courier, monospace"/>
    <style:font-face style:name="Georgia" svg:font-family="Georgia, 'Times New Roman', 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24292e" style:font-name="SFMono-Regular" fo:font-size="10.5pt" fo:letter-spacing="normal" fo:font-style="normal" fo:font-weight="normal" fo:background-color="#f6f8fa" loext:padding="0cm" loext:border="none"/>
    </style:style>
    <style:style style:name="P2" style:family="paragraph" style:parent-style-name="Preformatted_20_Text">
      <style:paragraph-properties fo:margin-top="0cm" fo:margin-bottom="0cm" loext:contextual-spacing="false" fo:orphans="2" fo:widows="2"/>
      <style:text-properties fo:font-variant="normal" fo:text-transform="none" fo:color="#24292e" style:font-name="SFMono-Regular" fo:font-size="10.5pt" fo:letter-spacing="normal" fo:font-style="normal" fo:font-weight="normal" fo:background-color="#f6f8fa" loext:padding="0cm" loext:border="none"/>
    </style:style>
    <style:style style:name="P3" style:family="paragraph" style:parent-style-name="Text_20_body">
      <style:text-properties officeooo:rsid="001a90bf" officeooo:paragraph-rsid="001a90bf"/>
    </style:style>
    <style:style style:name="P4" style:family="paragraph" style:parent-style-name="Text_20_body">
      <style:text-properties officeooo:paragraph-rsid="001a90bf"/>
    </style:style>
    <style:style style:name="P5" style:family="paragraph" style:parent-style-name="Text_20_body">
      <style:text-properties officeooo:rsid="001d5c4e" officeooo:paragraph-rsid="001d5c4e"/>
    </style:style>
    <style:style style:name="P6" style:family="paragraph" style:parent-style-name="Text_20_body">
      <style:text-properties officeooo:rsid="00298faa" officeooo:paragraph-rsid="00298faa"/>
    </style:style>
    <style:style style:name="P7" style:family="paragraph" style:parent-style-name="Text_20_body">
      <style:text-properties officeooo:rsid="002a7291" officeooo:paragraph-rsid="002a7291"/>
    </style:style>
    <style:style style:name="P8" style:family="paragraph" style:parent-style-name="Text_20_body">
      <style:text-properties officeooo:rsid="002b088d" officeooo:paragraph-rsid="002b088d"/>
    </style:style>
    <style:style style:name="P9" style:family="paragraph" style:parent-style-name="Text_20_body">
      <style:text-properties officeooo:rsid="002b6627" officeooo:paragraph-rsid="002b6627"/>
    </style:style>
    <style:style style:name="P10" style:family="paragraph" style:parent-style-name="Text_20_body">
      <style:text-properties fo:font-style="italic" officeooo:rsid="002a7291" officeooo:paragraph-rsid="002b6627" style:font-style-asian="italic" style:font-style-complex="italic"/>
    </style:style>
    <style:style style:name="P11" style:family="paragraph" style:parent-style-name="Text_20_body">
      <style:text-properties fo:font-style="italic" officeooo:rsid="002b088d" officeooo:paragraph-rsid="002b088d" style:font-style-asian="italic" style:font-style-complex="italic"/>
    </style:style>
    <style:style style:name="P12" style:family="paragraph" style:parent-style-name="Text_20_body">
      <style:text-properties fo:font-style="italic" officeooo:rsid="003009dc" officeooo:paragraph-rsid="003009dc" style:font-style-asian="italic" style:font-style-complex="italic"/>
    </style:style>
    <style:style style:name="P13" style:family="paragraph" style:parent-style-name="Text_20_body">
      <style:text-properties fo:font-style="normal" officeooo:rsid="0030e316" officeooo:paragraph-rsid="0030e316" style:font-style-asian="normal" style:font-style-complex="normal"/>
    </style:style>
    <style:style style:name="P14" style:family="paragraph" style:parent-style-name="Text_20_body">
      <style:text-properties officeooo:rsid="003009dc" officeooo:paragraph-rsid="003009dc"/>
    </style:style>
    <style:style style:name="P15" style:family="paragraph" style:parent-style-name="Text_20_body">
      <style:text-properties officeooo:rsid="0030e316" officeooo:paragraph-rsid="0030e316"/>
    </style:style>
    <style:style style:name="P16" style:family="paragraph" style:parent-style-name="Text_20_body">
      <style:text-properties officeooo:paragraph-rsid="0030e316"/>
    </style:style>
    <style:style style:name="P17" style:family="paragraph" style:parent-style-name="Text_20_body">
      <style:text-properties fo:color="#c9211e" fo:font-style="italic" officeooo:rsid="0030e316" officeooo:paragraph-rsid="0030e316" style:font-style-asian="italic" style:font-style-complex="italic"/>
    </style:style>
    <style:style style:name="P18" style:family="paragraph" style:parent-style-name="Text_20_body">
      <style:text-properties fo:color="#c9211e" officeooo:paragraph-rsid="00367cd6"/>
    </style:style>
    <style:style style:name="P19" style:family="paragraph" style:parent-style-name="Text_20_body">
      <style:text-properties officeooo:paragraph-rsid="0035b8e5"/>
    </style:style>
    <style:style style:name="P20" style:family="paragraph" style:parent-style-name="Title">
      <style:text-properties officeooo:rsid="001a90bf" officeooo:paragraph-rsid="001a90bf"/>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1">
      <style:text-properties officeooo:rsid="001a90bf" officeooo:paragraph-rsid="001a90bf"/>
    </style:style>
    <style:style style:name="P25" style:family="paragraph" style:parent-style-name="Heading_20_2">
      <style:text-properties officeooo:rsid="00298faa" officeooo:paragraph-rsid="00298faa"/>
    </style:style>
    <style:style style:name="P26" style:family="paragraph" style:parent-style-name="Heading_20_2">
      <style:text-properties officeooo:rsid="00392a8c" officeooo:paragraph-rsid="00392a8c"/>
    </style:style>
    <style:style style:name="P27" style:family="paragraph" style:parent-style-name="Heading_20_2">
      <style:text-properties officeooo:rsid="003f681a" officeooo:paragraph-rsid="003f681a"/>
    </style:style>
    <style:style style:name="P28" style:family="paragraph" style:parent-style-name="Heading_20_3">
      <style:text-properties officeooo:rsid="002b6627" officeooo:paragraph-rsid="002b6627"/>
    </style:style>
    <style:style style:name="P29" style:family="paragraph" style:parent-style-name="Heading_20_3">
      <style:text-properties officeooo:rsid="002a7291" officeooo:paragraph-rsid="002b6627"/>
    </style:style>
    <style:style style:name="P30" style:family="paragraph" style:parent-style-name="Heading_20_3">
      <style:text-properties officeooo:rsid="002b088d" officeooo:paragraph-rsid="002b088d"/>
    </style:style>
    <style:style style:name="P31" style:family="paragraph" style:parent-style-name="Heading_20_3">
      <style:text-properties officeooo:rsid="0030e316" officeooo:paragraph-rsid="0030e316"/>
    </style:style>
    <style:style style:name="P32" style:family="paragraph" style:parent-style-name="Text_20_body">
      <style:text-properties fo:font-style="italic" officeooo:rsid="002e8902" officeooo:paragraph-rsid="002e8902" style:font-style-asian="italic" style:font-style-complex="italic"/>
    </style:style>
    <style:style style:name="P33" style:family="paragraph" style:parent-style-name="Text_20_body" style:list-style-name="L2">
      <style:text-properties fo:font-style="italic" officeooo:rsid="0030e316" officeooo:paragraph-rsid="0030e316" style:font-style-asian="italic" style:font-style-complex="italic"/>
    </style:style>
    <style:style style:name="P34" style:family="paragraph" style:parent-style-name="Text_20_body">
      <style:text-properties officeooo:rsid="002b088d" officeooo:paragraph-rsid="002b088d"/>
    </style:style>
    <style:style style:name="P35" style:family="paragraph" style:parent-style-name="Text_20_body" style:list-style-name="L2">
      <style:text-properties officeooo:rsid="0030e316" officeooo:paragraph-rsid="0030e316"/>
    </style:style>
    <style:style style:name="P36" style:family="paragraph" style:parent-style-name="Text_20_body" style:list-style-name="L2">
      <style:text-properties fo:color="#c9211e" officeooo:rsid="0030e316" officeooo:paragraph-rsid="0030e316"/>
    </style:style>
    <style:style style:name="P37" style:family="paragraph" style:parent-style-name="Text_20_body">
      <style:text-properties fo:color="#c9211e" fo:font-style="italic" fo:font-weight="bold" officeooo:rsid="00298faa" officeooo:paragraph-rsid="00298faa" style:font-style-asian="italic" style:font-weight-asian="bold" style:font-style-complex="italic" style:font-weight-complex="bold"/>
    </style:style>
    <style:style style:name="P38" style:family="paragraph" style:parent-style-name="Text_20_body">
      <style:text-properties fo:color="#c9211e" fo:font-style="italic" fo:font-weight="bold" officeooo:rsid="001d5c4e" officeooo:paragraph-rsid="001d5c4e" style:font-style-asian="italic" style:font-weight-asian="bold" style:font-style-complex="italic" style:font-weight-complex="bold"/>
    </style:style>
    <style:style style:name="P39" style:family="paragraph" style:parent-style-name="Text_20_body">
      <style:text-properties fo:color="#c9211e" fo:font-style="italic" fo:font-weight="bold" officeooo:rsid="001a90bf" officeooo:paragraph-rsid="001a90bf" style:font-style-asian="italic" style:font-weight-asian="bold" style:font-style-complex="italic" style:font-weight-complex="bold"/>
    </style:style>
    <style:style style:name="P40" style:family="paragraph" style:parent-style-name="Text_20_body" style:list-style-name="L1">
      <style:text-properties fo:color="#c9211e" fo:font-style="italic" fo:font-weight="bold" officeooo:rsid="002a7291" officeooo:paragraph-rsid="002c6ddc" style:font-style-asian="italic" style:font-weight-asian="bold" style:font-style-complex="italic" style:font-weight-complex="bold"/>
    </style:style>
    <style:style style:name="P41" style:family="paragraph" style:parent-style-name="Text_20_body">
      <style:text-properties fo:color="#c9211e" fo:font-style="italic" fo:font-weight="bold" officeooo:rsid="002a7291" officeooo:paragraph-rsid="002a7291" style:font-style-asian="italic" style:font-weight-asian="bold" style:font-style-complex="italic" style:font-weight-complex="bold"/>
    </style:style>
    <style:style style:name="P42" style:family="paragraph" style:parent-style-name="Text_20_body">
      <style:text-properties fo:color="#c9211e" fo:font-style="italic" fo:font-weight="bold" officeooo:rsid="00392a8c" officeooo:paragraph-rsid="00392a8c" style:font-style-asian="italic" style:font-weight-asian="bold" style:font-style-complex="italic" style:font-weight-complex="bold"/>
    </style:style>
    <style:style style:name="P43" style:family="paragraph" style:parent-style-name="Text_20_body" style:list-style-name="L1">
      <style:text-properties fo:color="#c9211e" fo:font-weight="bold" officeooo:paragraph-rsid="002c6ddc" style:font-weight-asian="bold" style:font-weight-complex="bold"/>
    </style:style>
    <style:style style:name="P44" style:family="paragraph" style:parent-style-name="Text_20_body" style:list-style-name="L3">
      <style:text-properties officeooo:rsid="0032f98f" officeooo:paragraph-rsid="0032f98f"/>
    </style:style>
    <style:style style:name="P45" style:family="paragraph" style:parent-style-name="Text_20_body">
      <style:text-properties fo:font-variant="normal" fo:text-transform="none" fo:color="#c9211e" style:font-name="SFMono-Regular" fo:font-size="10.5pt" fo:letter-spacing="normal" fo:font-style="normal" fo:font-weight="normal" officeooo:paragraph-rsid="00367cd6"/>
    </style:style>
    <style:style style:name="P46" style:family="paragraph" style:parent-style-name="Text_20_body">
      <style:text-properties fo:color="#000000" fo:font-style="normal" fo:font-weight="normal" style:font-style-asian="normal" style:font-weight-asian="normal" style:font-style-complex="normal" style:font-weight-complex="normal"/>
    </style:style>
    <style:style style:name="P47" style:family="paragraph" style:parent-style-name="Text_20_body">
      <style:text-properties fo:color="#000000" fo:font-style="normal" fo:font-weight="normal" officeooo:rsid="00392a8c" officeooo:paragraph-rsid="00392a8c" style:font-style-asian="normal" style:font-weight-asian="normal" style:font-style-complex="normal" style:font-weight-complex="normal"/>
    </style:style>
    <style:style style:name="P48" style:family="paragraph" style:parent-style-name="Text_20_body">
      <style:text-properties officeooo:paragraph-rsid="00392a8c"/>
    </style:style>
    <style:style style:name="P49" style:family="paragraph" style:parent-style-name="Text_20_body">
      <style:text-properties fo:color="#ff0000" fo:font-style="italic" fo:font-weight="bold" officeooo:rsid="00392a8c" officeooo:paragraph-rsid="00392a8c" style:font-style-asian="italic" style:font-weight-asian="bold" style:font-style-complex="italic" style:font-weight-complex="bold"/>
    </style:style>
    <style:style style:name="P50" style:family="paragraph" style:parent-style-name="Text_20_body">
      <style:text-properties fo:color="#ff0000" fo:font-style="italic" fo:font-weight="bold" officeooo:rsid="00420768" officeooo:paragraph-rsid="00420768" style:font-style-asian="italic" style:font-weight-asian="bold" style:font-style-complex="italic" style:font-weight-complex="bold"/>
    </style:style>
    <style:style style:name="P51" style:family="paragraph" style:parent-style-name="Text_20_body">
      <style:text-properties officeooo:rsid="003c6ced" officeooo:paragraph-rsid="003c6ced"/>
    </style:style>
    <style:style style:name="P52" style:family="paragraph" style:parent-style-name="Text_20_body">
      <style:text-properties officeooo:paragraph-rsid="003f681a"/>
    </style:style>
    <style:style style:name="P53" style:family="paragraph" style:parent-style-name="Text_20_body" style:list-style-name="L4">
      <style:text-properties officeooo:rsid="00420768" officeooo:paragraph-rsid="00420768"/>
    </style:style>
    <style:style style:name="P54" style:family="paragraph" style:parent-style-name="Text_20_body" style:list-style-name="L4">
      <style:text-properties officeooo:paragraph-rsid="00420768"/>
    </style:style>
    <style:style style:name="P55" style:family="paragraph" style:parent-style-name="Text_20_body">
      <style:text-properties officeooo:paragraph-rsid="00420768"/>
    </style:style>
    <style:style style:name="T1" style:family="text">
      <style:text-properties officeooo:rsid="002b088d"/>
    </style:style>
    <style:style style:name="T2" style:family="text">
      <style:text-properties officeooo:rsid="002b6627"/>
    </style:style>
    <style:style style:name="T3" style:family="text">
      <style:text-properties fo:font-style="italic" officeooo:rsid="002a7291" style:font-style-asian="italic" style:font-style-complex="italic"/>
    </style:style>
    <style:style style:name="T4" style:family="text">
      <style:text-properties fo:font-style="italic" officeooo:rsid="002b088d" style:font-style-asian="italic" style:font-style-complex="italic"/>
    </style:style>
    <style:style style:name="T5" style:family="text">
      <style:text-properties fo:color="#c9211e"/>
    </style:style>
    <style:style style:name="T6" style:family="text">
      <style:text-properties fo:color="#c9211e" officeooo:rsid="0035b8e5"/>
    </style:style>
    <style:style style:name="T7" style:family="text">
      <style:text-properties fo:font-variant="normal" fo:text-transform="none" style:font-name="SFMono-Regular" fo:font-size="10.5pt" fo:letter-spacing="normal" fo:font-style="normal" fo:font-weight="normal"/>
    </style:style>
    <style:style style:name="T8" style:family="text">
      <style:text-properties fo:font-variant="normal" fo:text-transform="none" style:font-name="SFMono-Regular" fo:font-size="10.5pt" fo:letter-spacing="normal" fo:font-style="normal" fo:font-weight="normal" officeooo:rsid="00367cd6"/>
    </style:style>
    <style:style style:name="T9" style:family="text">
      <style:text-properties fo:font-variant="normal" fo:text-transform="none" fo:color="#c9211e" style:font-name="SFMono-Regular" fo:font-size="10.5pt" fo:letter-spacing="normal" fo:font-style="normal" fo:font-weight="normal"/>
    </style:style>
    <style:style style:name="T10" style:family="text">
      <style:text-properties fo:font-variant="normal" fo:text-transform="none" fo:color="#4e443c" style:font-name="Georgia" fo:font-size="10.5pt" fo:letter-spacing="normal"/>
    </style:style>
    <style:style style:name="T11" style:family="text">
      <style:text-properties fo:font-variant="normal" fo:text-transform="none" fo:color="#4e443c" style:font-name="Georgia" fo:font-size="10.5pt" fo:letter-spacing="normal" fo:font-style="normal" fo:font-weight="normal"/>
    </style:style>
    <style:style style:name="T12" style:family="text">
      <style:text-properties fo:font-variant="normal" fo:text-transform="none" fo:color="#4e443c" fo:letter-spacing="normal"/>
    </style:style>
    <style:style style:name="T13"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14" style:family="text">
      <style:text-properties style:font-name="apple-system" fo:font-size="15pt" fo:font-style="normal" fo:font-weight="normal"/>
    </style:style>
    <style:style style:name="T15" style:family="text">
      <style:text-properties style:font-name="SFMono-Regular" fo:font-size="10.5pt" fo:font-style="normal" fo:font-weight="normal"/>
    </style:style>
    <style:style style:name="T16" style:family="text">
      <style:text-properties officeooo:rsid="00420768"/>
    </style:style>
    <style:style style:name="T17" style:family="text">
      <style:text-properties officeooo:rsid="0043e559"/>
    </style:style>
    <style:style style:name="T18" style:family="text">
      <style:text-properties fo:color="#ff0000" fo:font-style="italic" fo:font-weight="bold" officeooo:rsid="0043e559" style:font-style-asian="italic" style:font-weight-asian="bold" style:font-style-complex="italic" style:font-weight-complex="bold"/>
    </style:style>
    <style:style style:name="T19" style:family="text">
      <style:text-properties fo:color="#ff0000" fo:font-style="italic" officeooo:rsid="0043e559" style:font-style-asian="italic" style:font-style-complex="italic"/>
    </style:style>
    <style:style style:name="T20" style:family="text">
      <style:text-properties fo:color="#ff0000" officeooo:rsid="0043e559"/>
    </style:style>
    <style:style style:name="T21" style:family="text">
      <style:text-properties officeooo:rsid="004591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IT/ GITHU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105_820348215" text:style-name="Index_20_Link" text:visited-style-name="Index_20_Link">Git<text:tab/>1</text:a></text:p>
          <text:p text:style-name="P22"><text:a xlink:type="simple" xlink:href="#__RefHeading___Toc107_820348215" text:style-name="Index_20_Link" text:visited-style-name="Index_20_Link">Installation<text:tab/>2</text:a></text:p>
          <text:p text:style-name="P22"><text:a xlink:type="simple" xlink:href="#__RefHeading___Toc265_1363353793" text:style-name="Index_20_Link" text:visited-style-name="Index_20_Link">Initialiser son identité pour git sur son poste<text:tab/>2</text:a></text:p>
          <text:p text:style-name="P22"><text:a xlink:type="simple" xlink:href="#__RefHeading___Toc267_1363353793" text:style-name="Index_20_Link" text:visited-style-name="Index_20_Link">Initialiser un projet<text:tab/>2</text:a></text:p>
          <text:p text:style-name="P22"><text:a xlink:type="simple" xlink:href="#__RefHeading___Toc269_1363353793" text:style-name="Index_20_Link" text:visited-style-name="Index_20_Link">Status<text:tab/>2</text:a></text:p>
          <text:p text:style-name="P22"><text:a xlink:type="simple" xlink:href="#__RefHeading___Toc271_1363353793" text:style-name="Index_20_Link" text:visited-style-name="Index_20_Link">Add<text:tab/>2</text:a></text:p>
          <text:p text:style-name="P23"><text:a xlink:type="simple" xlink:href="#__RefHeading___Toc273_1363353793" text:style-name="Index_20_Link" text:visited-style-name="Index_20_Link">Ajouter un fichier particulier à la liste des fichiers à committer<text:tab/>2</text:a></text:p>
          <text:p text:style-name="P22"><text:a xlink:type="simple" xlink:href="#__RefHeading___Toc275_1363353793" text:style-name="Index_20_Link" text:visited-style-name="Index_20_Link">Commit<text:tab/>2</text:a></text:p>
          <text:p text:style-name="P22"><text:a xlink:type="simple" xlink:href="#__RefHeading___Toc277_1363353793" text:style-name="Index_20_Link" text:visited-style-name="Index_20_Link">Diff<text:tab/>3</text:a></text:p>
          <text:p text:style-name="P23"><text:a xlink:type="simple" xlink:href="#__RefHeading___Toc279_1363353793" text:style-name="Index_20_Link" text:visited-style-name="Index_20_Link">Afficher les modifications sur le projet non committer<text:tab/>3</text:a></text:p>
          <text:p text:style-name="P23"><text:a xlink:type="simple" xlink:href="#__RefHeading___Toc281_1363353793" text:style-name="Index_20_Link" text:visited-style-name="Index_20_Link">Afficher les modifications sur un fichier du projets non committer<text:tab/>3</text:a></text:p>
          <text:p text:style-name="P23"><text:a xlink:type="simple" xlink:href="#__RefHeading___Toc283_1363353793" text:style-name="Index_20_Link" text:visited-style-name="Index_20_Link">Afficher les différences entre deux branches<text:tab/>3</text:a></text:p>
          <text:p text:style-name="P22"><text:a xlink:type="simple" xlink:href="#__RefHeading___Toc285_1363353793" text:style-name="Index_20_Link" text:visited-style-name="Index_20_Link">Log<text:tab/>3</text:a></text:p>
          <text:p text:style-name="P22"><text:a xlink:type="simple" xlink:href="#__RefHeading___Toc287_1363353793" text:style-name="Index_20_Link" text:visited-style-name="Index_20_Link">Branch<text:tab/>3</text:a></text:p>
          <text:p text:style-name="P23"><text:a xlink:type="simple" xlink:href="#__RefHeading___Toc289_1363353793" text:style-name="Index_20_Link" text:visited-style-name="Index_20_Link">Voir la liste des branches existantes<text:tab/>3</text:a></text:p>
          <text:p text:style-name="P23"><text:a xlink:type="simple" xlink:href="#__RefHeading___Toc291_1363353793" text:style-name="Index_20_Link" text:visited-style-name="Index_20_Link">Créer une nouvelle branche<text:tab/>3</text:a></text:p>
          <text:p text:style-name="P23"><text:a xlink:type="simple" xlink:href="#__RefHeading___Toc293_1363353793" text:style-name="Index_20_Link" text:visited-style-name="Index_20_Link">Supprimer une branche<text:tab/>3</text:a></text:p>
          <text:p text:style-name="P22"><text:a xlink:type="simple" xlink:href="#__RefHeading___Toc295_1363353793" text:style-name="Index_20_Link" text:visited-style-name="Index_20_Link">Checkout<text:tab/>4</text:a></text:p>
          <text:p text:style-name="P23"><text:a xlink:type="simple" xlink:href="#__RefHeading___Toc297_1363353793" text:style-name="Index_20_Link" text:visited-style-name="Index_20_Link">Changer de branche<text:tab/>4</text:a></text:p>
          <text:p text:style-name="P22"><text:a xlink:type="simple" xlink:href="#__RefHeading___Toc299_1363353793" text:style-name="Index_20_Link" text:visited-style-name="Index_20_Link">Merge<text:tab/>4</text:a></text:p>
          <text:p text:style-name="P23"><text:a xlink:type="simple" xlink:href="#__RefHeading___Toc301_1363353793" text:style-name="Index_20_Link" text:visited-style-name="Index_20_Link">En cas de conflit sur un ficher<text:tab/>4</text:a></text:p>
          <text:p text:style-name="P22"><text:a xlink:type="simple" xlink:href="#__RefHeading___Toc311_1363353793" text:style-name="Index_20_Link" text:visited-style-name="Index_20_Link">Fetch<text:tab/>4</text:a></text:p>
          <text:p text:style-name="P22"><text:a xlink:type="simple" xlink:href="#__RefHeading___Toc313_1363353793" text:style-name="Index_20_Link" text:visited-style-name="Index_20_Link">Push<text:tab/>4</text:a></text:p>
          <text:p text:style-name="P22"><text:a xlink:type="simple" xlink:href="#__RefHeading___Toc315_1363353793" text:style-name="Index_20_Link" text:visited-style-name="Index_20_Link">Pull<text:tab/>5</text:a></text:p>
          <text:p text:style-name="P23"><text:a xlink:type="simple" xlink:href="#__RefHeading___Toc317_1363353793" text:style-name="Index_20_Link" text:visited-style-name="Index_20_Link">Commande générale<text:tab/>5</text:a></text:p>
          <text:p text:style-name="P22"><text:a xlink:type="simple" xlink:href="#__RefHeading___Toc303_1363353793" text:style-name="Index_20_Link" text:visited-style-name="Index_20_Link">Bonnes pratiques<text:tab/>5</text:a></text:p>
          <text:p text:style-name="P21"><text:a xlink:type="simple" xlink:href="#__RefHeading___Toc109_820348215" text:style-name="Index_20_Link" text:visited-style-name="Index_20_Link">Github<text:tab/>5</text:a></text:p>
          <text:p text:style-name="P22"><text:a xlink:type="simple" xlink:href="#__RefHeading___Toc305_1363353793" text:style-name="Index_20_Link" text:visited-style-name="Index_20_Link">Remote<text:tab/>5</text:a></text:p>
          <text:p text:style-name="P23"><text:a xlink:type="simple" xlink:href="#__RefHeading___Toc307_1363353793" text:style-name="Index_20_Link" text:visited-style-name="Index_20_Link">Pousser mon repository local sur le repository de github<text:tab/>5</text:a></text:p>
          <text:p text:style-name="P23"><text:a xlink:type="simple" xlink:href="#__RefHeading___Toc309_1363353793" text:style-name="Index_20_Link" text:visited-style-name="Index_20_Link">…</text:a><text:a xlink:type="simple" xlink:href="#__RefHeading___Toc309_1363353793" text:style-name="Index_20_Link" text:visited-style-name="Index_20_Link">or create a new repository on the command line</text:a><text:a xlink:type="simple" xlink:href="#__RefHeading___Toc309_1363353793" text:style-name="Index_20_Link" text:visited-style-name="Index_20_Link"><text:tab/>5</text:a></text:p>
          <text:p text:style-name="P22"><text:a xlink:type="simple" xlink:href="#__RefHeading___Toc319_1363353793" text:style-name="Index_20_Link" text:visited-style-name="Index_20_Link">Pull request<text:tab/>5</text:a></text:p>
          <text:p text:style-name="P22"><text:a xlink:type="simple" xlink:href="#__RefHeading___Toc321_1363353793" text:style-name="Index_20_Link" text:visited-style-name="Index_20_Link">Héberger son site sur github<text:tab/>5</text:a></text:p>
          <text:p text:style-name="P23"><text:a xlink:type="simple" xlink:href="#__RefHeading___Toc323_1363353793" text:style-name="Index_20_Link" text:visited-style-name="Index_20_Link">Changer le nom de domaine (url)<text:tab/>6</text:a></text:p>
        </text:index-body>
      </text:table-of-content>
      <text:h text:style-name="P24" text:outline-level="1"/>
      <text:h text:style-name="P24" text:outline-level="1"/>
      <text:h text:style-name="P24" text:outline-level="1"><text:bookmark-start text:name="__RefHeading___Toc105_820348215"/>Git<text:bookmark-end text:name="__RefHeading___Toc105_820348215"/></text:h>
      <text:p text:style-name="P4"/>
      <text:h text:style-name="Heading_20_2" text:outline-level="2"><text:bookmark-start text:name="__RefHeading___Toc107_820348215"/><text:soft-page-break/>Installation<text:bookmark-end text:name="__RefHeading___Toc107_820348215"/></text:h>
      <text:p text:style-name="P3">Télécharger et installer sur <text:a xlink:type="simple" xlink:href="http://git-scm.com/" text:style-name="Internet_20_link" text:visited-style-name="Visited_20_Internet_20_Link">http://git-scm.com/</text:a></text:p>
      <text:p text:style-name="P3"/>
      <text:h text:style-name="Heading_20_2" text:outline-level="2"><text:bookmark-start text:name="__RefHeading___Toc265_1363353793"/>Initialiser son identité pour git sur son poste<text:bookmark-end text:name="__RefHeading___Toc265_1363353793"/></text:h>
      <text:p text:style-name="P39">$ git config –-global user.name « Antoine Thépaut  pc portable»</text:p>
      <text:p text:style-name="P39">$ git config -–global user.email « thepaut_antoine@outlook.fr»</text:p>
      <text:p text:style-name="P39">$ git config –l</text:p>
      <text:p text:style-name="P3"/>
      <text:h text:style-name="Heading_20_2" text:outline-level="2"><text:bookmark-start text:name="__RefHeading___Toc267_1363353793"/>Initialiser un projet<text:bookmark-end text:name="__RefHeading___Toc267_1363353793"/></text:h>
      <text:p text:style-name="P38">$ cd project_path</text:p>
      <text:p text:style-name="P38">$ git init</text:p>
      <text:p text:style-name="P5">La commande « git init » va démarrer le versionning du projet et créér un dossier .git dans le projet.</text:p>
      <text:p text:style-name="P3"/>
      <text:h text:style-name="P25" text:outline-level="2"><text:bookmark-start text:name="__RefHeading___Toc269_1363353793"/>Status<text:bookmark-end text:name="__RefHeading___Toc269_1363353793"/></text:h>
      <text:p text:style-name="P37">$ git status</text:p>
      <text:p text:style-name="P6">Commande qui permet de savoir les fichiers qui ont étés modifiés, de référencer les fichiers non référencés par git.</text:p>
      <text:h text:style-name="Heading_20_2" text:outline-level="2"><text:bookmark-start text:name="__RefHeading___Toc271_1363353793"/>Add<text:bookmark-end text:name="__RefHeading___Toc271_1363353793"/></text:h>
      <text:h text:style-name="P28" text:outline-level="3"><text:bookmark-start text:name="__RefHeading___Toc273_1363353793"/>Ajouter un fichier particulier à la liste des fichiers à committer<text:bookmark-end text:name="__RefHeading___Toc273_1363353793"/></text:h>
      <text:p text:style-name="P37">$ git add FILE_NAME</text:p>
      <text:p text:style-name="P6">Ajout du fichier dans la liste des fichiers à commiter.</text:p>
      <text:p text:style-name="P6"/>
      <text:h text:style-name="Heading_20_2" text:outline-level="2"><text:bookmark-start text:name="__RefHeading___Toc275_1363353793"/>Commit<text:bookmark-end text:name="__RefHeading___Toc275_1363353793"/></text:h>
      <text:list xml:id="list3634668799" text:style-name="L1">
        <text:list-item>
          <text:p text:style-name="P40">$ git commit -m « MESSAGE_COMMIT »</text:p>
        </text:list-item>
        <text:list-item>
          <text:p text:style-name="P43"><text:span text:style-name="T4">$ </text:span><text:span text:style-name="T3">git commit --m</text:span><text:span text:style-name="T4">essage</text:span><text:span text:style-name="T3"> « MESSAGE_COMMIT »</text:span></text:p>
        </text:list-item>
      </text:list>
      <text:p text:style-name="P7">Commit tous les fichiers ajouter à la liste des fichiers ajoutés par la commande « git add » <text:span text:style-name="T1">avec comme description le texte « MESSAGE_COMMIT ».</text:span></text:p>
      <text:h text:style-name="Heading_20_2" text:outline-level="2"><text:bookmark-start text:name="__RefHeading___Toc277_1363353793"/><text:soft-page-break/>Diff<text:bookmark-end text:name="__RefHeading___Toc277_1363353793"/></text:h>
      <text:h text:style-name="Heading_20_3" text:outline-level="3"><text:bookmark-start text:name="__RefHeading___Toc279_1363353793"/>Afficher les modifications sur le projet non committer<text:bookmark-end text:name="__RefHeading___Toc279_1363353793"/></text:h>
      <text:p text:style-name="P41">$ git diff</text:p>
      <text:p text:style-name="P7">Cette commande permet de savoir quel fichier a été modifiés et le détails des modifications sur les différents fichiers.</text:p>
      <text:h text:style-name="P29" text:outline-level="3"><text:bookmark-start text:name="__RefHeading___Toc281_1363353793"/>Afficher les modifications sur <text:span text:style-name="T2">un fichier du</text:span> projets non committer<text:bookmark-end text:name="__RefHeading___Toc281_1363353793"/></text:h>
      <text:p text:style-name="P10">$ git diff <text:span text:style-name="T2">FILE_NAME</text:span></text:p>
      <text:p text:style-name="P9">Afficher les modifications sur le fichier FILE_NAME.</text:p>
      <text:h text:style-name="Heading_20_3" text:outline-level="3"><text:bookmark-start text:name="__RefHeading___Toc283_1363353793"/>Afficher les différences entre deux branches<text:bookmark-end text:name="__RefHeading___Toc283_1363353793"/></text:h>
      <text:p text:style-name="P32">$ git diff BRANCH1..BRANCH2</text:p>
      <text:p text:style-name="P9"/>
      <text:h text:style-name="Heading_20_2" text:outline-level="2"><text:bookmark-start text:name="__RefHeading___Toc285_1363353793"/>Log<text:bookmark-end text:name="__RefHeading___Toc285_1363353793"/></text:h>
      <text:p text:style-name="P11">$ git log</text:p>
      <text:p text:style-name="P8">Cette commande retourne lal iste des commits du plus récent au plus ancien.</text:p>
      <text:h text:style-name="Heading_20_2" text:outline-level="2"><text:bookmark-start text:name="__RefHeading___Toc287_1363353793"/>Branch<text:bookmark-end text:name="__RefHeading___Toc287_1363353793"/></text:h>
      <text:h text:style-name="P30" text:outline-level="3"><text:bookmark-start text:name="__RefHeading___Toc289_1363353793"/>Voir la liste des branches existantes<text:bookmark-end text:name="__RefHeading___Toc289_1363353793"/></text:h>
      <text:p text:style-name="P11">$ git branch</text:p>
      <text:p text:style-name="P8">Cette commande permet de lister les branches de mon projet. </text:p>
      <text:p text:style-name="P8"/>
      <text:h text:style-name="Heading_20_3" text:outline-level="3"><text:bookmark-start text:name="__RefHeading___Toc291_1363353793"/>Créer une nouvelle branche<text:bookmark-end text:name="__RefHeading___Toc291_1363353793"/></text:h>
      <text:p text:style-name="P11">$ git branch NEW_BRANCH_NAME</text:p>
      <text:p text:style-name="P8">Cette commande va créer une branche du nom de BRANCH_NAME.</text:p>
      <text:h text:style-name="P31" text:outline-level="3"><text:bookmark-start text:name="__RefHeading___Toc293_1363353793"/>Supprimer une branche<text:bookmark-end text:name="__RefHeading___Toc293_1363353793"/></text:h>
      <text:p text:style-name="P17">$ git branch -d BRANCH_TO_DELETE</text:p>
      <text:p text:style-name="P13">Si la branche que vous voulez supprimer à <text:s/>des commit qui ne sont pas dans les branches parentes git ne va pas pouvoir supprimer cette branche. Pour pouvoir la supprimer il faudra utiliser la commande :</text:p>
      <text:p text:style-name="P17">$ git branch -D BRANCH_TO_DELETE</text:p>
      <text:p text:style-name="P8"/>
      <text:h text:style-name="Heading_20_2" text:outline-level="2"><text:bookmark-start text:name="__RefHeading___Toc295_1363353793"/><text:soft-page-break/>Checkout<text:bookmark-end text:name="__RefHeading___Toc295_1363353793"/></text:h>
      <text:h text:style-name="Heading_20_3" text:outline-level="3"><text:bookmark-start text:name="__RefHeading___Toc297_1363353793"/>Changer de branche<text:bookmark-end text:name="__RefHeading___Toc297_1363353793"/></text:h>
      <text:p text:style-name="P11">$ git checkout NEW_BRANCH_NAME</text:p>
      <text:p text:style-name="P8">Cette commande va changer la branche de dévellopement pour pointer vers la branche de nom BRANCH_NAME.</text:p>
      <text:h text:style-name="Heading_20_2" text:outline-level="2"><text:bookmark-start text:name="__RefHeading___Toc299_1363353793"/>Merge<text:bookmark-end text:name="__RefHeading___Toc299_1363353793"/></text:h>
      <text:p text:style-name="P14">Merger la branche BRANCH_NAME à la branche courante</text:p>
      <text:p text:style-name="P12">$ git merge BRANCH_NAME</text:p>
      <text:h text:style-name="P31" text:outline-level="3"><text:bookmark-start text:name="__RefHeading___Toc301_1363353793"/>En cas de conflit sur un ficher<text:bookmark-end text:name="__RefHeading___Toc301_1363353793"/></text:h>
      <text:p text:style-name="P15">C’est à moi de résoudre le fichier en éditant le texte puis on lance les commandes :</text:p>
      <text:list xml:id="list2811891023" text:style-name="L2">
        <text:list-item>
          <text:p text:style-name="P33"><text:span text:style-name="T5">$git status</text:span> (liste des fichiers non mergés)</text:p>
        </text:list-item>
        <text:list-item>
          <text:p text:style-name="P35"><text:span text:style-name="T5">$ git add FILE_CONFLICTED</text:span> (ajout du fichier en conflict à la liste des fichiers à commit)</text:p>
        </text:list-item>
        <text:list-item>
          <text:p text:style-name="P36">$ git commit -m « Solve conflict »</text:p>
        </text:list-item>
        <text:list-item>
          <text:p text:style-name="P35"/>
        </text:list-item>
      </text:list>
      <text:p text:style-name="P16"/>
      <text:h text:style-name="P27" text:outline-level="2"><text:bookmark-start text:name="__RefHeading___Toc311_1363353793"/>Fetch<text:bookmark-end text:name="__RefHeading___Toc311_1363353793"/></text:h>
      <text:p text:style-name="P52"><text:span text:style-name="T11">git-fetch - Télécharger les objets et références depuis un autre dépôt</text:span> </text:p>
      <text:p text:style-name="P52"><text:span text:style-name="T11">Récupérer des branches et/ou des étiquettes (collectivement, "réfs") depuis un ou plusieurs autres dépôts, ainsi que les objets nécessaires pour compléter leur historique. Les branches de suivi à distance sont mises à jour (voir la description de &lt;spéc-de-réf&gt; ci-dessous pour les moyens de contrôler ce comportement).</text:span> </text:p>
      <text:h text:style-name="Heading_20_2" text:outline-level="2"><text:bookmark-start text:name="__RefHeading___Toc313_1363353793"/>Push<text:bookmark-end text:name="__RefHeading___Toc313_1363353793"/></text:h>
      <text:p text:style-name="P42">$git push arg1 arg2</text:p>
      <text:p text:style-name="P47"><text:span text:style-name="T10">Met à jour les références distantes à l’aide des références locales, tout en envoyant les objets nécessaires pour compléter les références données.</text:span> </text:p>
      <text:p text:style-name="P47">Cette commande prend 2 arguments, le premier arg1 correspond à l’endroit ou on envoie mon push (en général on met origin qui est le nom du serveur par défaut, c’est une convention dans git), le deuxième arg2 est la branche sur laquelle on veut push.</text:p>
      <text:p text:style-name="P47"/>
      <text:p text:style-name="P47"/>
      <text:h text:style-name="P26" text:outline-level="2"><text:bookmark-start text:name="__RefHeading___Toc315_1363353793"/><text:soft-page-break/>Pull<text:bookmark-end text:name="__RefHeading___Toc315_1363353793"/></text:h>
      <text:p text:style-name="P48"><text:span text:style-name="T11">Intègre les modifications d’un dépôt distant dans la branche actuelle. Dans son mode par défaut, </text:span><text:span text:style-name="Source_20_Text"><text:span text:style-name="T13">git pull</text:span></text:span><text:span text:style-name="T12"> </text:span><text:span text:style-name="T11">est l’abréviation de </text:span><text:span text:style-name="Source_20_Text"><text:span text:style-name="T13">git fetch</text:span></text:span><text:span text:style-name="T12"> </text:span><text:span text:style-name="T11">suivi de </text:span><text:span text:style-name="Source_20_Text"><text:span text:style-name="T13">git merge FETCH_HEAD</text:span></text:span><text:span text:style-name="T11">.</text:span> </text:p>
      <text:h text:style-name="Heading_20_3" text:outline-level="3"><text:bookmark-start text:name="__RefHeading___Toc317_1363353793"/>Commande générale<text:bookmark-end text:name="__RefHeading___Toc317_1363353793"/></text:h>
      <text:p text:style-name="P49">$ git pull &lt;remote&gt; &lt;branch&gt;</text:p>
      <text:p text:style-name="P51">A le place de &lt;remote&gt; on met le repository à partir duquel on veut récupérer la branche &lt;branch&gt;.</text:p>
      <text:h text:style-name="Heading_20_2" text:outline-level="2"/>
      <text:h text:style-name="Heading_20_2" text:outline-level="2"><text:bookmark-start text:name="__RefHeading___Toc303_1363353793"/>Bonnes pratiques<text:bookmark-end text:name="__RefHeading___Toc303_1363353793"/></text:h>
      <text:list xml:id="list4034880238" text:style-name="L3">
        <text:list-item>
          <text:p text:style-name="P44">Travailler sur une branche, pas sur master.</text:p>
        </text:list-item>
        <text:list-item>
          <text:p text:style-name="P44"><text:s/></text:p>
        </text:list-item>
      </text:list>
      <text:p text:style-name="P3"/>
      <text:h text:style-name="P24" text:outline-level="1"><text:bookmark-start text:name="__RefHeading___Toc109_820348215"/>Github<text:bookmark-end text:name="__RefHeading___Toc109_820348215"/></text:h>
      <text:p text:style-name="P4"/>
      <text:h text:style-name="Heading_20_2" text:outline-level="2"><text:bookmark-start text:name="__RefHeading___Toc305_1363353793"/>Remote<text:bookmark-end text:name="__RefHeading___Toc305_1363353793"/></text:h>
      <text:h text:style-name="Heading_20_3" text:outline-level="3"><text:bookmark-start text:name="__RefHeading___Toc307_1363353793"/>Pousser mon repository local sur le repository de github<text:bookmark-end text:name="__RefHeading___Toc307_1363353793"/></text:h>
      <text:p text:style-name="P19"><text:span text:style-name="T6">$ git remote add origin </text:span><text:bookmark text:name="empty-setup-push-repo-echo"/><text:a xlink:type="simple" xlink:href="https://github.com/thepaut49/test.git" text:style-name="Internet_20_link" text:visited-style-name="Visited_20_Internet_20_Link"><text:span text:style-name="T9">https://github.com/thepaut49/test.git</text:span></text:a></text:p>
      <text:p text:style-name="P18"><text:span text:style-name="T8">$ </text:span><text:bookmark text:name="empty-setup-push-repo-echo1"/><text:span text:style-name="T7">git push -u origin master</text:span></text:p>
      <text:h text:style-name="Heading_20_3" text:outline-level="3"><text:bookmark-start text:name="__RefHeading___Toc309_1363353793"/><text:span text:style-name="T15">…</text:span><text:span text:style-name="T14">or create a new repository on the command line</text:span><text:bookmark-end text:name="__RefHeading___Toc309_1363353793"/></text:h>
      <text:p text:style-name="P1"><text:bookmark text:name="empty-setup-new-repo-echo"/>echo "# test" &gt;&gt; README.md</text:p>
      <text:p text:style-name="P2">git init</text:p>
      <text:p text:style-name="P2">git add README.md</text:p>
      <text:p text:style-name="P2">git commit -m "first commit"</text:p>
      <text:p text:style-name="P2">git remote add origin https://github.com/thepaut49/test.git</text:p>
      <text:p text:style-name="P2">git push -u origin master</text:p>
      <text:p text:style-name="P45"/>
      <text:h text:style-name="Heading_20_2" text:outline-level="2"><text:bookmark-start text:name="__RefHeading___Toc319_1363353793"/>Pull request<text:bookmark-end text:name="__RefHeading___Toc319_1363353793"/></text:h>
      <text:p text:style-name="Text_20_body"/>
      <text:h text:style-name="Heading_20_2" text:outline-level="2"><text:bookmark-start text:name="__RefHeading___Toc321_1363353793"/>Héberger son site sur github<text:bookmark-end text:name="__RefHeading___Toc321_1363353793"/></text:h>
      <text:list xml:id="list591851551" text:style-name="L4">
        <text:list-item>
          <text:p text:style-name="P54"><text:span text:style-name="T16">Création de la branche gh-pages</text:span></text:p>
        </text:list-item>
        <text:list-item>
          <text:p text:style-name="P53">Changement de branche pour se placer sur la nouvelle branche gh-pages</text:p>
        </text:list-item>
        <text:list-item>
          <text:p text:style-name="P53">Affichage des modifications sur la branches</text:p>
        </text:list-item>
        <text:list-item>
          <text:p text:style-name="P53"><text:soft-page-break/>Ajout des fichiers modifiés dans la liste des fichiers à commiter</text:p>
        </text:list-item>
        <text:list-item>
          <text:p text:style-name="P53">Commit des modifications</text:p>
        </text:list-item>
        <text:list-item>
          <text:p text:style-name="P53">Création de la branche gh-pages sur le repository sur github</text:p>
        </text:list-item>
      </text:list>
      <text:p text:style-name="P55"/>
      <text:p text:style-name="P50">$ git branch gh-pages</text:p>
      <text:p text:style-name="P50">$ git checkout gh-pages</text:p>
      <text:p text:style-name="P50">$ git status</text:p>
      <text:p text:style-name="P50">$ git add FILES</text:p>
      <text:p text:style-name="P50">$ git commit -m « MESSAGE »</text:p>
      <text:p text:style-name="P50">$ git push origin gh-pages</text:p>
      <text:h text:style-name="Heading_20_3" text:outline-level="3"><text:bookmark-start text:name="__RefHeading___Toc323_1363353793"/>Changer le nom de domaine <text:span text:style-name="T17">(url)</text:span><text:bookmark-end text:name="__RefHeading___Toc323_1363353793"/></text:h>
      <text:p text:style-name="P46"><text:span text:style-name="T17"><text:s/>Mettre un fichier CNAME que vous placer dans votre repository. Dans ce fichier on a juste à écrire notre nom de domaine. Configurer sur votre serveur DNS l’enregistrement </text:span><text:span text:style-name="T21">CNAME pour que ça pointe correcte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svg:font-family="Courier, monospace"/>
    <style:font-face style:name="Georgia" svg:font-family="Georgia, 'Times New Roman', 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8:58:42.993000000</meta:creation-date>
    <dc:date>2020-07-13T10:57:20.891000000</dc:date>
    <meta:editing-duration>PT2H1M46S</meta:editing-duration>
    <meta:editing-cycles>19</meta:editing-cycles>
    <meta:generator>LibreOffice/6.4.2.2$Windows_X86_64 LibreOffice_project/4e471d8c02c9c90f512f7f9ead8875b57fcb1ec3</meta:generator>
    <meta:document-statistic meta:table-count="0" meta:image-count="0" meta:object-count="0" meta:page-count="6" meta:paragraph-count="136" meta:word-count="955" meta:character-count="5505" meta:non-whitespace-character-count="4691"/>
  </office:meta>
</office:document-meta>
</file>